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4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8" style:parent-style-name="Normal" style:family="paragraph">
      <style:paragraph-properties fo:text-align="justify" style:writing-mode="rl-tb" fo:margin-top="0.0833in" fo:margin-bottom="0in" fo:line-height="100%"/>
    </style:style>
    <style:style style:name="T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9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3" style:parent-style-name="Normal" style:family="paragraph">
      <style:paragraph-properties fo:text-align="justify" style:writing-mode="rl-tb" fo:margin-top="0.0833in" fo:margin-bottom="0in" fo:line-height="100%"/>
    </style:style>
    <style:style style:name="T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Nahum 1</text:span>‬‬</text:p>
      <text:p text:style-name="P3"><text:span text:style-name="T4">1</text:span><text:span text:style-name="T5"> מַשָּׂ֖א נִֽינְוֵ֑ה סֵ֧פֶר חֲז֛וֹן נַח֖וּם הָאֶלְקֹשִֽׁי׃<text:s/></text:span><text:span text:style-name="T6">2</text:span><text:span text:style-name="T7"> אֵ֣ל קַנּ֤וֹא וְנֹקֵם֙ יְהוָ֔ה נֹקֵ֥ם יְהוָ֖ה וּבַ֣עַל חֵמָ֑ה נֹקֵ֤ם יְהוָה֙ לְצָרָ֔יו וְנוֹטֵ֥ר ה֖וּא לְאֹיְבָֽיו׃<text:s/></text:span><text:span text:style-name="T8">‬</text:span>‬<text:span text:style-name="T9">3</text:span><text:span text:style-name="T10"> יְהֹוָ֗ה אֶ֤רֶךְ אַפַּ֙יִם֙ *וגדול־**וּגְדָל־כֹּ֔חַ וְנַקֵּ֖ה לֹ֣א יְנַקֶּ֑ה יְהוָ֗ה בְּסוּפָ֤ה וּבִשְׂעָרָה֙ דַּרְכּ֔וֹ וְעָנָ֖ן אֲבַ֥ק רַגְלָֽיו׃<text:s/></text:span><text:span text:style-name="T11">‬</text:span>‬<text:span text:style-name="T12">4</text:span><text:span text:style-name="T13"> גּוֹעֵ֤ר בַּיָּם֙ וַֽיַּבְּשֵׁ֔הוּ וְכָל־הַנְּהָר֖וֹת הֶֽחֱרִ֑יב אֻמְלַ֤ל בָּשָׁן֙ וְכַרְמֶ֔ל וּפֶ֥רַח לְבָנ֖וֹן אֻמְלָֽל׃<text:s/></text:span><text:span text:style-name="T14">‬</text:span>‬<text:span text:style-name="T15">5</text:span><text:span text:style-name="T16"> הָרִים֙ רָעֲשׁ֣וּ מִמֶּ֔נּוּ וְהַגְּבָע֖וֹת הִתְמֹגָ֑גוּ וַתִּשָּׂ֤א הָאָ֙רֶץ֙ מִפָּנָ֔יו וְתֵבֵ֖ל וְכָל־יֹ֥שְׁבֵי בָֽהּ׃<text:s/></text:span><text:span text:style-name="T17">‬</text:span>‬<text:span text:style-name="T18">6</text:span><text:span text:style-name="T19"> לִפְנֵ֤י זַעְמוֹ֙ מִ֣י יַֽעֲמ֔וֹד וּמִ֥י יָק֖וּם בַּחֲר֣וֹן אַפּ֑וֹ חֲמָתוֹ֙ נִתְּכָ֣ה כָאֵ֔שׁ וְהַצֻּרִ֖ים נִתְּצ֥וּ מִמֶּֽנּוּ׃<text:s/></text:span><text:span text:style-name="T20">‬</text:span>‬<text:span text:style-name="T21">7</text:span><text:span text:style-name="T22"> ט֣וֹב יְהוָ֔ה לְמָע֖וֹז בְּי֣וֹם צָרָ֑ה וְיֹדֵ֖עַ חֹ֥סֵי בֽוֹ׃<text:s/></text:span><text:span text:style-name="T23">‬</text:span>‬<text:span text:style-name="T24">8</text:span><text:span text:style-name="T25"> וּבְשֶׁ֣טֶף עֹבֵ֔ר כָּלָ֖ה יַעֲשֶׂ֣ה מְקוֹמָ֑הּ וְאֹיְבָ֖יו יְרַדֶּף־חֹֽשֶׁךְ׃<text:s/></text:span><text:span text:style-name="T26">‬</text:span>‬<text:span text:style-name="T27">9</text:span><text:span text:style-name="T28"> מַה־תְּחַשְּׁבוּן֙ אֶל־יְהוָ֔ה כָּלָ֖ה ה֣וּא עֹשֶׂ֑ה לֹֽא־תָק֥וּם פַּעֲמַ֖יִם צָרָֽה׃<text:s/></text:span><text:span text:style-name="T29">‬</text:span>‬<text:span text:style-name="T30">10</text:span><text:span text:style-name="T31"> כִּ֚י עַד־סִירִ֣ים סְבֻכִ֔ים וּכְסָבְאָ֖ם סְבוּאִ֑ים אֻ֨כְּל֔וּ כְּקַ֥שׁ יָבֵ֖שׁ מָלֵֽא׃<text:s/></text:span><text:span text:style-name="T32">‬</text:span>‬<text:span text:style-name="T33">11</text:span><text:span text:style-name="T34"> מִמֵּ֣ךְ יָצָ֔א חֹשֵׁ֥ב עַל־יְהוָ֖ה רָעָ֑ה יֹעֵ֖ץ בְּלִיָּֽעַל׃</text:span><text:span text:style-name="T35"><text:s/>ס<text:s/></text:span><text:span text:style-name="T36">‬</text:span>‬<text:span text:style-name="T37">12</text:span><text:span text:style-name="T38"> כֹּ֣ה ׀ אָמַ֣ר יְהוָ֗ה אִם־שְׁלֵמִים֙ וְכֵ֣ן רַבִּ֔ים וְכֵ֥ן נָגֹ֖זּוּ וְעָבָ֑ר וְעִ֨נִּתִ֔ךְ לֹ֥א אֲעַנֵּ֖ךְ עֽוֹד׃<text:s/></text:span><text:span text:style-name="T39">‬</text:span>‬<text:span text:style-name="T40">13</text:span><text:span text:style-name="T41"> וְעַתָּ֕ה אֶשְׁבֹּ֥ר מֹטֵ֖הוּ מֵֽעָלָ֑יִךְ וּמוֹסְרֹתַ֖יִךְ אֲנַתֵּֽק׃<text:s/></text:span><text:span text:style-name="T42">‬</text:span>‬<text:span text:style-name="T43">14</text:span><text:span text:style-name="T44"> וְצִוָּ֤ה עָלֶ֙יךָ֙ יְהוָ֔ה לֹֽא־יִזָּרַ֥ע מִשִּׁמְךָ֖ ע֑וֹד מִבֵּ֨ית אֱלֹהֶ֜יךָ אַכְרִ֨ית פֶּ֧סֶל וּמַסֵּכָ֛ה אָשִׂ֥ים קִבְרֶ֖ךָ כִּ֥י קַלּֽוֹתָ׃<text:s/></text:span><text:span text:style-name="T45">פ<text:s/></text:span><text:span text:style-name="T46">‬</text:span>‬‬‬‬‬‬‬‬‬‬‬‬‬‬</text:p>
      <text:section text:name="Sect1" text:style-name="S1">
        <text:p text:style-name="P47">Nahum 2</text:p>
        <text:p text:style-name="P48"><text:span text:style-name="T49">1</text:span><text:span text:style-name="T50"> הִנֵּ֨ה עַל־הֶהָרִ֜ים רַגְלֵ֤י מְבַשֵּׂר֙ מַשְׁמִ֣יעַ שָׁל֔וֹם חָגִּ֧י יְהוּדָ֛ה חַגַּ֖יִךְ שַׁלְּמִ֣י נְדָרָ֑יִךְ כִּי֩ לֹ֨א יוֹסִ֥יף ע֛וֹד *לעבור־**לַֽעֲבָר־בָּ֥ךְ בְּלִיַּ֖עַל כֻּלֹּ֥ה נִכְרָֽת׃<text:s/></text:span><text:span text:style-name="T51">2</text:span><text:span text:style-name="T52"> עָלָ֥ה מֵפִ֛יץ עַל־פָּנַ֖יִךְ נָצ֣וֹר מְצֻרָ֑ה צַפֵּה־דֶ֙רֶךְ֙ חַזֵּ֣ק מָתְנַ֔יִם אַמֵּ֥ץ כֹּ֖חַ מְאֹֽד׃<text:s/></text:span><text:span text:style-name="T53">‬</text:span>‬<text:span text:style-name="T54">3</text:span><text:span text:style-name="T55"> כִּ֣י שָׁ֤ב יְהוָה֙ אֶת־גְּא֣וֹן יַעֲקֹ֔ב כִּגְא֖וֹן יִשְׂרָאֵ֑ל כִּ֤י בְקָקוּם֙ בֹּֽקְקִ֔ים וּזְמֹרֵיהֶ֖ם שִׁחֵֽתוּ׃<text:s/></text:span><text:span text:style-name="T56">‬</text:span>‬<text:span text:style-name="T57">4</text:span><text:span text:style-name="T58"> מָגֵ֨ן גִּבֹּרֵ֜יהוּ מְאָדָּ֗ם אַנְשֵׁי־חַ֙יִל֙ מְתֻלָּעִ֔ים בְּאֵשׁ־פְּלָד֥וֹת הָרֶ֖כֶב בְּי֣וֹם הֲכִינ֑וֹ וְהַבְּרֹשִׁ֖ים הָרְעָֽלוּ׃<text:s/></text:span><text:span text:style-name="T59">‬</text:span>‬<text:span text:style-name="T60">5</text:span><text:span text:style-name="T61"> בַּֽחוּצוֹת֙ יִתְהוֹלְל֣וּ הָרֶ֔כֶב יִֽשְׁתַּקְשְׁק֖וּן בָּרְחֹב֑וֹת מַרְאֵיהֶן֙ כַּלַּפִּידִ֔ם כַּבְּרָקִ֖ים יְרוֹצֵֽצוּ׃<text:s/></text:span><text:span text:style-name="T62">‬</text:span>‬<text:span text:style-name="T63">6</text:span><text:span text:style-name="T64"> יִזְכֹּר֙ אַדִּירָ֔יו יִכָּשְׁל֖וּ *בהלכותם **בַּהֲלִֽיכָתָ֑ם יְמַֽהֲרוּ֙ חֽוֹמָתָ֔הּ וְהֻכַ֖ן הַסֹּכֵֽךְ׃<text:s/></text:span><text:span text:style-name="T65">‬</text:span>‬<text:span text:style-name="T66">7</text:span><text:span text:style-name="T67"> שַׁעֲרֵ֥י הַנְּהָר֖וֹת נִפְתָּ֑חוּ וְהַֽהֵיכָ֖ל נָמֽוֹג׃<text:s/></text:span><text:span text:style-name="T68">‬</text:span>‬<text:span text:style-name="T69">8</text:span><text:span text:style-name="T70"> וְהֻצַּ֖ב גֻּלְּתָ֣ה הֹֽעֲלָ֑תָה וְאַמְהֹתֶ֗יהָ מְנַֽהֲגוֹת֙ כְּק֣וֹל יוֹנִ֔ים מְתֹפְפֹ֖ת עַל־לִבְבֵהֶֽן׃<text:s/></text:span><text:span text:style-name="T71">‬</text:span>‬<text:span text:style-name="T72">9</text:span><text:span text:style-name="T73"> וְנִינְוֵ֥ה כִבְרֵֽכַת־מַ֖יִם מִ֣ימֵי הִ֑יא וְהֵ֣מָּה נָסִ֔ים עִמְד֥וּ עֲמֹ֖דוּ וְאֵ֥ין מַפְנֶֽה׃<text:s/></text:span><text:span text:style-name="T74">‬</text:span>‬<text:span text:style-name="T75">10</text:span><text:span text:style-name="T76"> בֹּ֥זּוּ כֶ֖סֶף בֹּ֣זּוּ זָהָ֑ב וְאֵ֥ין קֵ֙צֶה֙ לַתְּכוּנָ֔ה כָּבֹ֕ד מִכֹּ֖ל כְּלִ֥י חֶמְדָּֽה׃<text:s/></text:span><text:span text:style-name="T77">‬</text:span>‬<text:span text:style-name="T78">11</text:span><text:span text:style-name="T79"> בּוּקָ֥ה וּמְבוּקָ֖ה וּמְבֻלָּקָ֑ה וְלֵ֨ב נָמֵ֜ס וּפִ֣ק בִּרְכַּ֗יִם וְחַלְחָלָה֙ בְּכָל־מָתְנַ֔יִם וּפְנֵ֥י כֻלָּ֖ם קִבְּצ֥וּ פָארֽוּר׃<text:s/></text:span><text:span text:style-name="T80">‬</text:span>‬<text:span text:style-name="T81">12</text:span><text:span text:style-name="T82"> אַיֵּה֙ מְע֣וֹן אֲרָי֔וֹת וּמִרְעֶ֥ה ה֖וּא לַכְּפִרִ֑ים אֲשֶׁ֣ר הָלַךְ֩ אַרְיֵ֨ה לָבִ֥יא שָׁ֛ם גּ֥וּר<text:s/></text:span><text:soft-page-break/><text:span text:style-name="T83">אַרְיֵ֖ה וְאֵ֥ין מַחֲרִֽיד׃<text:s/></text:span><text:span text:style-name="T84">‬</text:span>‬<text:span text:style-name="T85">13</text:span><text:span text:style-name="T86"> אַרְיֵ֤ה טֹרֵף֙ בְּדֵ֣י גֹֽרוֹתָ֔יו וּמְחַנֵּ֖ק לְלִבְאֹתָ֑יו וַיְמַלֵּא־טֶ֣רֶף חֹרָ֔יו וּמְעֹֽנֹתָ֖יו טְרֵפָֽה׃<text:s/></text:span><text:span text:style-name="T87">‬</text:span>‬<text:span text:style-name="T88">14</text:span><text:span text:style-name="T89"> הִנְנִ֣י אֵלַ֗יִךְ נְאֻם֙ יְהוָ֣ה צְבָא֔וֹת וְהִבְעַרְתִּ֤י בֶֽעָשָׁן֙ רִכְבָּ֔הּ וּכְפִירַ֖יִךְ תֹּ֣אכַל חָ֑רֶב וְהִכְרַתִּ֤י מֵאֶ֙רֶץ֙ טַרְפֵּ֔ךְ וְלֹֽא־יִשָּׁמַ֥ע ע֖וֹד ק֥וֹל מַלְאָכֵֽכֵה׃</text:span><text:span text:style-name="T90"><text:s/>ס<text:s/></text:span><text:span text:style-name="T91">‬</text:span>‬‬‬‬‬‬‬‬‬‬‬‬‬‬</text:p>
      </text:section>
      <text:section text:name="Sect2" text:style-name="S2">
        <text:p text:style-name="P92">Nahum 3</text:p>
        <text:p text:style-name="P93"><text:span text:style-name="T94">1</text:span><text:span text:style-name="T95"> ה֖וֹי עִ֣יר דָּמִ֑ים כֻּלָּ֗הּ כַּ֤חַשׁ פֶּ֙רֶק֙ מְלֵאָ֔ה לֹ֥א יָמִ֖ישׁ טָֽרֶף׃<text:s/></text:span><text:span text:style-name="T96">2</text:span><text:span text:style-name="T97"> ק֣וֹל שׁ֔וֹט וְק֖וֹל רַ֣עַשׁ אוֹפָ֑ן וְס֣וּס דֹּהֵ֔ר וּמֶרְכָּבָ֖ה מְרַקֵּדָֽה׃<text:s/></text:span><text:span text:style-name="T98">‬</text:span>‬<text:span text:style-name="T99">3</text:span><text:span text:style-name="T100"> פָּרָ֣שׁ מַעֲלֶ֗ה וְלַ֤הַב חֶ֙רֶב֙ וּבְרַ֣ק חֲנִ֔ית וְרֹ֥ב חָלָ֖ל וְכֹ֣בֶד פָּ֑גֶר וְאֵ֥ין קֵ֙צֶה֙ לַגְּוִיָּ֔ה *יכשלו **וְכָשְׁל֖וּ בִּגְוִיָּתָֽם׃<text:s/></text:span><text:span text:style-name="T101">‬</text:span>‬<text:span text:style-name="T102">4</text:span><text:span text:style-name="T103"> מֵרֹב֙ זְנוּנֵ֣י זוֹנָ֔ה ט֥וֹבַת חֵ֖ן בַּעֲלַ֣ת כְּשָׁפִ֑ים הַמֹּכֶ֤רֶת גּוֹיִם֙ בִּזְנוּנֶ֔יהָ וּמִשְׁפָּח֖וֹת בִּכְשָׁפֶֽיהָ׃<text:s/></text:span><text:span text:style-name="T104">‬</text:span>‬<text:span text:style-name="T105">5</text:span><text:span text:style-name="T106"> הִנְנִ֣י אֵלַ֗יִךְ נְאֻם֙ יְהוָ֣ה צְבָא֔וֹת וְגִלֵּיתִ֥י שׁוּלַ֖יִךְ עַל־פָּנָ֑יִךְ וְהַרְאֵיתִ֤י גוֹיִם֙ מַעְרֵ֔ךְ וּמַמְלָכ֖וֹת קְלוֹנֵֽךְ׃<text:s/></text:span><text:span text:style-name="T107">‬</text:span>‬<text:span text:style-name="T108">6</text:span><text:span text:style-name="T109"> וְהִשְׁלַכְתִּ֥י עָלַ֛יִךְ שִׁקֻּצִ֖ים וְנִבַּלְתִּ֑יךְ וְשַׂמְתִּ֖יךְ כְּרֹֽאִי׃<text:s/></text:span><text:span text:style-name="T110">‬</text:span>‬<text:span text:style-name="T111">7</text:span><text:span text:style-name="T112"> וְהָיָ֤ה כָל־רֹאַ֙יִךְ֙ יִדּ֣וֹד מִמֵּ֔ךְ וְאָמַר֙ שָׁדְּדָ֣ה נִֽינְוֵ֔ה מִ֖י יָנ֣וּד לָ֑הּ מֵאַ֛יִן אֲבַקֵּ֥שׁ מְנַחֲמִ֖ים לָֽךְ׃<text:s/></text:span><text:span text:style-name="T113">‬</text:span>‬<text:span text:style-name="T114">8</text:span><text:span text:style-name="T115"> הֲתֵֽיטְבִי֙ מִנֹּ֣א אָמ֔וֹן הַיֹּֽשְׁבָה֙ בַּיְאֹרִ֔ים מַ֖יִם סָבִ֣יב לָ֑הּ אֲשֶׁר־חֵ֣יל יָ֔ם מִיָּ֖ם חוֹמָתָֽהּ׃<text:s/></text:span><text:span text:style-name="T116">‬</text:span>‬<text:span text:style-name="T117">9</text:span><text:span text:style-name="T118"> כּ֥וּשׁ עָצְמָ֛ה וּמִצְרַ֖יִם וְאֵ֣ין קֵ֑צֶה פּ֣וּט וְלוּבִ֔ים הָי֖וּ בְּעֶזְרָתֵֽךְ׃<text:s/></text:span><text:span text:style-name="T119">‬</text:span>‬<text:span text:style-name="T120">10</text:span><text:span text:style-name="T121"> גַּם־הִ֗יא לַגֹּלָה֙ הָלְכָ֣ה בַשֶּׁ֔בִי גַּ֧ם עֹלָלֶ֛יהָ יְרֻטְּשׁ֖וּ בְּרֹ֣אשׁ כָּל־חוּצ֑וֹת וְעַל־נִכְבַּדֶּ֙יהָ֙ יַדּ֣וּ גוֹרָ֔ל וְכָל־גְּדוֹלֶ֖יהָ רֻתְּק֥וּ בַזִּקִּֽים׃<text:s/></text:span><text:span text:style-name="T122">‬</text:span>‬<text:span text:style-name="T123">11</text:span><text:span text:style-name="T124"> גַּם־אַ֣תְּ תִּשְׁכְּרִ֔י תְּהִ֖י נַֽעֲלָמָ֑ה גַּם־אַ֛תְּ תְּבַקְשִׁ֥י מָע֖וֹז מֵאוֹיֵֽב׃<text:s/></text:span><text:span text:style-name="T125">‬</text:span>‬<text:span text:style-name="T126">12</text:span><text:span text:style-name="T127"> כָּ֨ל־מִבְצָרַ֔יִךְ תְּאֵנִ֖ים עִם־בִּכּוּרִ֑ים אִם־יִנּ֕וֹעוּ וְנָפְל֖וּ עַל־פִּ֥י אוֹכֵֽל׃<text:s/></text:span><text:span text:style-name="T128">‬</text:span>‬<text:span text:style-name="T129">13</text:span><text:span text:style-name="T130"> הִנֵּ֨ה עַמֵּ֤ךְ נָשִׁים֙ בְּקִרְבֵּ֔ךְ לְאֹ֣יְבַ֔יִךְ פָּת֥וֹחַ נִפְתְּח֖וּ שַׁעֲרֵ֣י אַרְצֵ֑ךְ אָכְלָ֥ה אֵ֖שׁ בְּרִיחָֽיִך׃<text:s/></text:span><text:span text:style-name="T131">‬</text:span>‬<text:span text:style-name="T132">14</text:span><text:span text:style-name="T133"> מֵ֤י מָצוֹר֙ שַֽׁאֲבִי־לָ֔ךְ חַזְּקִ֖י מִבְצָרָ֑יִךְ בֹּ֧אִי בַטִּ֛יט וְרִמְסִ֥י בַחֹ֖מֶר הַחֲזִ֥יקִי מַלְבֵּֽן׃<text:s/></text:span><text:span text:style-name="T134">‬</text:span>‬<text:span text:style-name="T135">15</text:span><text:span text:style-name="T136"> שָׁ֚ם תֹּאכְלֵ֣ךְ אֵ֔שׁ תַּכְרִיתֵ֣ךְ חֶ֔רֶב תֹּאכְלֵ֖ךְ כַּיָּ֑לֶק הִתְכַּבֵּ֣ד כַּיֶּ֔לֶק הִֽתְכַּבְּדִ֖י כָּאַרְבֶּֽה׃<text:s/></text:span><text:span text:style-name="T137">‬</text:span>‬<text:span text:style-name="T138">16</text:span><text:span text:style-name="T139"> הִרְבֵּית֙ רֹֽכְלַ֔יִךְ מִכּוֹכְבֵ֖י הַשָּׁמָ֑יִם יֶ֥לֶק פָּשַׁ֖ט וַיָּעֹֽף׃<text:s/></text:span><text:span text:style-name="T140">‬</text:span>‬<text:span text:style-name="T141">17</text:span><text:span text:style-name="T142"> מִנְּזָרַ֙יִךְ֙ כָּֽאַרְבֶּ֔ה וְטַפְסְרַ֖יִךְ כְּג֣וֹב גֹּבָ֑י הַֽחוֹנִ֤ים בַּגְּדֵרוֹת֙ בְּי֣וֹם קָרָ֔ה שֶׁ֤מֶשׁ זָֽרְחָה֙ וְנוֹדַ֔ד וְלֹֽא־נוֹדַ֥ע מְקוֹמ֖וֹ אַיָּֽם׃<text:s/></text:span><text:span text:style-name="T143">‬</text:span>‬<text:span text:style-name="T144">18</text:span><text:span text:style-name="T145"> נָמ֤וּ רֹעֶ֙יךָ֙ מֶ֣לֶךְ אַשּׁ֔וּר יִשְׁכְּנ֖וּ אַדִּירֶ֑יךָ נָפֹ֧שׁוּ עַמְּךָ֛ עַל־הֶהָרִ֖ים וְאֵ֥ין מְקַבֵּֽץ׃<text:s/></text:span><text:span text:style-name="T146">‬</text:span>‬<text:span text:style-name="T147">19</text:span><text:span text:style-name="T148"> אֵין־כֵּהָ֣ה לְשִׁבְרֶ֔ךָ נַחְלָ֖ה מַכָּתֶ֑ךָ כֹּ֣ל ׀ שֹׁמְעֵ֣י שִׁמְעֲךָ֗ תָּ֤קְעוּ כַף֙ עָלֶ֔יךָ כִּ֗י עַל־מִ֛י לֹֽא־עָבְרָ֥ה רָעָתְךָ֖ תָּמִֽיד׃<text:s/></text:span><text:span text:style-name="T149">‬</text:span>‬‬‬‬‬‬‬‬‬‬‬‬‬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Nahum</dc:title>
    <dc:description/>
    <dc:subject/>
    <dc:creator>Adrian Hills</dc:creator>
    <meta:creation-date>2025-03-24T14:12:00Z</meta:creation-date>
    <dc:date>2025-03-24T14:12:00Z</dc:date>
    <meta:template xlink:href="Normal.dotm" xlink:type="simple"/>
    <meta:editing-cycles>2</meta:editing-cycles>
    <meta:editing-duration>PT60S</meta:editing-duration>
    <meta:document-statistic meta:page-count="2" meta:paragraph-count="11" meta:word-count="840" meta:character-count="5619" meta:row-count="39" meta:non-whitespace-character-count="4790"/>
  </office:meta>
</office:document-meta>
</file>